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MBERTO BAZÁ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NTANA TUPALAYA, YENNY LIZBETH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NTANA TUPALAYA, YENNY LIZB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90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21:53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